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53in" fo:margin-left="0in" fo:margin-right="0in" table:align="margins"/>
    </style:style>
    <style:style style:name="TABLA_5f_TRANSFERENCIA.A" style:display-name="TABLA_TRANSFERENCIA.A" style:family="table-column">
      <style:table-column-properties style:column-width="1.2951in" style:rel-column-width="8392*"/>
    </style:style>
    <style:style style:name="TABLA_5f_TRANSFERENCIA.C" style:display-name="TABLA_TRANSFERENCIA.C" style:family="table-column">
      <style:table-column-properties style:column-width="1.3743in" style:rel-column-width="8903*"/>
    </style:style>
    <style:style style:name="TABLA_5f_TRANSFERENCIA.D" style:display-name="TABLA_TRANSFERENCIA.D" style:family="table-column">
      <style:table-column-properties style:column-width="1.3743in" style:rel-column-width="8902*"/>
    </style:style>
    <style:style style:name="TABLA_5f_TRANSFERENCIA.E" style:display-name="TABLA_TRANSFERENCIA.E" style:family="table-column">
      <style:table-column-properties style:column-width="1.5132in" style:rel-column-width="9804*"/>
    </style:style>
    <style:style style:name="TABLA_5f_TRANSFERENCIA.F" style:display-name="TABLA_TRANSFERENCIA.F" style:family="table-column">
      <style:table-column-properties style:column-width="1.5611in" style:rel-column-width="10115*"/>
    </style:style>
    <style:style style:name="TABLA_5f_TRANSFERENCIA.G" style:display-name="TABLA_TRANSFERENCIA.G" style:family="table-column">
      <style:table-column-properties style:column-width="1.7021in" style:rel-column-width="11027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G1" style:display-name="TABLA_TRANSFERENCIA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G2" style:display-name="TABLA_TRANSFERENCIA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3f5f6d" officeooo:paragraph-rsid="003f629b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officeooo:rsid="0040b578" officeooo:paragraph-rsid="0048b50a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officeooo:rsid="0040b578" officeooo:paragraph-rsid="0048b50a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f5f6d" officeooo:paragraph-rsid="0048b50a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53db5" officeooo:paragraph-rsid="00453db5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46b4a" officeooo:paragraph-rsid="00446b4a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3a66f" officeooo:paragraph-rsid="0043a66f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3db5" officeooo:paragraph-rsid="00453db5" style:font-name-asian="Arial" style:font-size-asian="8pt" style:font-name-complex="Arial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3504" officeooo:paragraph-rsid="00453504" style:font-name-asian="Arial" style:font-size-asian="8pt" style:font-name-complex="Arial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3a66f" officeooo:paragraph-rsid="0043a66f" style:font-name-asian="Arial" style:font-size-asian="8pt" style:font-name-complex="Arial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" style:font-size-asian="8pt" style:font-name-complex="Arial" style:font-size-complex="8pt"/>
    </style:style>
    <style:style style:name="P2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2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8b50a" style:font-size-asian="8pt" style:font-size-complex="8pt"/>
    </style:style>
    <style:style style:name="P23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70d40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officeooo:rsid="00446b4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fo:font-weight="bold" officeooo:rsid="003f5f6d" style:font-weight-asian="bold" style:font-weight-complex="bold"/>
    </style:style>
    <style:style style:name="T8" style:family="text">
      <style:text-properties fo:font-weight="bold" officeooo:rsid="00414a39" style:font-weight-asian="bold" style:font-weight-complex="bold"/>
    </style:style>
    <style:style style:name="T9" style:family="text">
      <style:text-properties officeooo:rsid="003331a7"/>
    </style:style>
    <style:style style:name="T10" style:family="text">
      <style:text-properties officeooo:rsid="003f5f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1">Comprobante de transferencia nro: [NUMERO]</text:p>
      <text:p text:style-name="P1"/>
      <text:p text:style-name="P3"/>
      <table:table table:name="TABLA_TRANSFERENCIA" table:style-name="TABLA_5f_TRANSFERENCIA">
        <table:table-column table:style-name="TABLA_5f_TRANSFERENCIA.A" table:number-columns-repeated="2"/>
        <table:table-column table:style-name="TABLA_5f_TRANSFERENCIA.C"/>
        <table:table-column table:style-name="TABLA_5f_TRANSFERENCIA.D"/>
        <table:table-column table:style-name="TABLA_5f_TRANSFERENCIA.E"/>
        <table:table-column table:style-name="TABLA_5f_TRANSFERENCIA.F"/>
        <table:table-column table:style-name="TABLA_5f_TRANSFERENCIA.G"/>
        <table:table-row table:style-name="TABLA_5f_TRANSFERENCIA.1">
          <table:table-cell table:style-name="TABLA_5f_TRANSFERENCIA.A1" office:value-type="string">
            <text:p text:style-name="P10">Clase</text:p>
          </table:table-cell>
          <table:table-cell table:style-name="TABLA_5f_TRANSFERENCIA.A1" office:value-type="string">
            <text:p text:style-name="P11">Tipo de Bien</text:p>
          </table:table-cell>
          <table:table-cell table:style-name="TABLA_5f_TRANSFERENCIA.A1" office:value-type="string">
            <text:p text:style-name="P11">Detalle</text:p>
          </table:table-cell>
          <table:table-cell table:style-name="TABLA_5f_TRANSFERENCIA.A1" office:value-type="string">
            <text:p text:style-name="P12">Area (origen)</text:p>
          </table:table-cell>
          <table:table-cell table:style-name="TABLA_5f_TRANSFERENCIA.A1" office:value-type="string">
            <text:p text:style-name="P13"><text:span text:style-name="T4">D</text:span>eposito <text:span text:style-name="T4">(origen)</text:span></text:p>
          </table:table-cell>
          <table:table-cell table:style-name="TABLA_5f_TRANSFERENCIA.A1" office:value-type="string">
            <text:p text:style-name="P14">Descripción adicional</text:p>
          </table:table-cell>
          <table:table-cell table:style-name="TABLA_5f_TRANSFERENCIA.G1" office:value-type="string">
            <text:p text:style-name="P15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6">[CLASE]</text:p>
          </table:table-cell>
          <table:table-cell table:style-name="TABLA_5f_TRANSFERENCIA.B2" office:value-type="string">
            <text:p text:style-name="P17">[CODIGO]</text:p>
          </table:table-cell>
          <table:table-cell table:style-name="TABLA_5f_TRANSFERENCIA.C2" office:value-type="string">
            <text:p text:style-name="P17">[NOMBRE]</text:p>
          </table:table-cell>
          <table:table-cell table:style-name="TABLA_5f_TRANSFERENCIA.D2" office:value-type="string">
            <text:p text:style-name="P18">[AREA_ORIGEN]</text:p>
          </table:table-cell>
          <table:table-cell table:style-name="TABLA_5f_TRANSFERENCIA.E2" office:value-type="string">
            <text:p text:style-name="P19">[DEPOSITO_ORIGEN]</text:p>
          </table:table-cell>
          <table:table-cell table:style-name="TABLA_5f_TRANSFERENCIA.F2" office:value-type="string">
            <text:p text:style-name="P20">[DESCRIPCION_ADICIONAL]</text:p>
          </table:table-cell>
          <table:table-cell table:style-name="TABLA_5f_TRANSFERENCIA.G2" office:value-type="string">
            <text:p text:style-name="P17">[CANTIDAD]</text:p>
          </table:table-cell>
        </table:table-row>
      </table:table>
      <text:p text:style-name="P4"/>
      <text:p text:style-name="P5"/>
      <text:p text:style-name="P6"><text:span text:style-name="T5"><text:s text:c="2"/>Area </text:span><text:span text:style-name="T8">destino</text:span><text:span text:style-name="T5">: [AREA]</text:span></text:p>
      <text:p text:style-name="P9"/>
      <text:p text:style-name="P7"><text:span text:style-name="T7">Deposito destino: [DEPOSITO]</text:span><text:span text:style-name="T10"><text:tab/><text:tab/><text:tab/><text:tab/><text:tab/> <text:s text:c="66"/><text:tab/> <text:s text:c="23"/></text:span><text:span text:style-name="T6">Recibe:</text:span><text:span text:style-name="T9"> <text:s text:c="2"/>_____________________________________</text:span>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8b50a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470d40" style:font-name-asian="Arial" style:font-weight-asian="bold" style:font-name-complex="Arial" style:font-weight-complex="bold"/>
    </style:style>
    <style:style style:name="MT3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9:09.231113943</dc:date>
    <meta:generator>LibreOffice/4.4.6.3$Linux_X86_64 LibreOffice_project/40m0$Build-3</meta:generator>
    <meta:editing-duration>PT20H40M56S</meta:editing-duration>
    <meta:editing-cycles>46</meta:editing-cycles>
    <dc:creator>gsantacruz </dc:creator>
    <meta:document-statistic meta:table-count="1" meta:image-count="1" meta:object-count="0" meta:page-count="1" meta:paragraph-count="19" meta:word-count="37" meta:character-count="436" meta:non-whitespace-character-count="318"/>
  </office:meta>
</office:document-meta>
</file>